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b15" officeooo:paragraph-rsid="00070b15"/>
    </style:style>
    <style:style style:name="P2" style:family="paragraph" style:parent-style-name="Standard">
      <style:text-properties officeooo:paragraph-rsid="00070b15"/>
    </style:style>
    <style:style style:name="P3" style:family="paragraph" style:parent-style-name="Standard">
      <style:text-properties officeooo:rsid="0008a9ba" officeooo:paragraph-rsid="0008a9ba"/>
    </style:style>
    <style:style style:name="P4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078a0b" officeooo:paragraph-rsid="00070b15"/>
    </style:style>
    <style:style style:name="P5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08a9ba" officeooo:paragraph-rsid="0008a9ba"/>
    </style:style>
    <style:style style:name="P6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0949ab" officeooo:paragraph-rsid="000949ab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070b15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075a24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officeooo:rsid="00078a0b"/>
    </style:style>
    <style:style style:name="T5" style:family="text">
      <style:text-properties fo:font-variant="normal" fo:text-transform="none" fo:color="#1d1c1d" style:font-name="Slack-Lato" fo:font-size="11.25pt" fo:letter-spacing="normal" fo:font-style="normal" fo:font-weight="normal" officeooo:rsid="0008a9ba"/>
    </style:style>
    <style:style style:name="T6" style:family="text">
      <style:text-properties fo:font-variant="normal" fo:text-transform="none" fo:color="#1d1c1d" style:font-name="Slack-Lato" fo:font-size="11.25pt" fo:letter-spacing="normal" fo:font-style="normal" fo:font-weight="normal" officeooo:rsid="000949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<text:span text:style-name="T2">Ekspert z zakresu optymalizacji matematycznej oraz modelowania pr</text:span><text:span text:style-name="T3">edykcyjnego</text:span><text:span text:style-name="T2">. Od lat zaangażowany w popularyzację metod ekonometrycznych w środowiskach biznesowych. Specjalizuje się w optymalizacji procesów sprzedażowych, produkcyjnych oraz logistycznych. Przez 15 lat pracował jako ekspert finansowy ze specjalizacją w obszarze kontrolingu i rachunkowości zarządczej. </text:span><text:span text:style-name="T3">Od 10 lat pracuje jako analityk danych (data scientist).</text:span><text:span text:style-name="T2"> Absolwent Katedry Ekonometrii i Statystyki Uniwersytetu Mikołaja Kopernika w Toruniu. </text:span><text:span text:style-name="T4">Obecnie zatrudniony jako Data Scientist w polskiej firmie Unity Group.</text:span></text:p>
      <text:p text:style-name="P4"/>
      <text:p text:style-name="P4"/>
      <text:p text:style-name="P4"/>
      <text:p text:style-name="P2"><text:span text:style-name="T4">P</text:span><text:span text:style-name="T5">rojektowanie</text:span><text:span text:style-name="T4"> systemam</text:span><text:span text:style-name="T5">ów</text:span><text:span text:style-name="T4"> rekomendacyjnymi </text:span><text:span text:style-name="T6">dla</text:span><text:span text:style-name="T4"> </text:span><text:span text:style-name="T5">wielkich </text:span><text:span text:style-name="T6">supermarketów</text:span><text:span text:style-name="T5"> materiałów budowlanych</text:span><text:span text:style-name="T4">.</text:span></text:p>
      <text:p text:style-name="P3"><text:span text:style-name="T4">T</text:span><text:span text:style-name="T1">worzenie algorytmów przetrwania dla klientów </text:span><text:span text:style-name="T6">sieci handlowych</text:span><text:span text:style-name="T1">.</text:span></text:p>
      <text:p text:style-name="P5">Tworzenie zaawansowanych modeli określających przyszłą sprzedaż w wielkich sieciach sprzedaży detalicznej.</text:p>
      <text:p text:style-name="P3"><text:span text:style-name="T1">Tworzenie zaawansowanych algorytmów </text:span><text:span text:style-name="T6">optymalizacji za pomocą operational programming.</text:span></text:p>
      <text:p text:style-name="P6">Budowanie zaawansowanych modeli sieci neuronowych.</text:p>
      <text:p text:style-name="P6">Tworzenie algorytmów proponujących zawartość koszyków dla stałych klientów sprzedaży internetowej.</text:p>
      <text:p text:style-name="P6">Tworzenie optymalnej struktury towarów dla sklepów wielkopowierzchniowych.</text:p>
      <text:p text:style-name="P6">Analizy kolejek przed kasami dla supermarketów. </text:p>
      <text:p text:style-name="P6">Algorytmy proponujące ceny dla klientów sprzedaży internetowej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21:43:41.383149892</meta:creation-date>
    <meta:editing-duration>PT1H7M49S</meta:editing-duration>
    <meta:editing-cycles>2</meta:editing-cycles>
    <meta:generator>LibreOffice/6.4.7.2$Linux_X86_64 LibreOffice_project/40$Build-2</meta:generator>
    <dc:date>2022-11-07T23:01:38.534068535</dc:date>
    <meta:document-statistic meta:table-count="0" meta:image-count="0" meta:object-count="0" meta:page-count="1" meta:paragraph-count="10" meta:word-count="140" meta:character-count="1260" meta:non-whitespace-character-count="1129"/>
  </office:meta>
</office:document-meta>
</file>